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​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.000124732pt" fo:margin-left="90.000155915pt" fo:margin-right="90.000155915pt" fo:margin-top="72.000124732pt" fo:page-height="792.001372052pt" fo:page-width="612.00106022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